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30000008DA64BC9E410178BA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dbb6" draw:fill-color="#ffdbb6" draw:textarea-horizontal-align="justify" draw:textarea-vertical-align="middle" draw:auto-grow-height="false" fo:min-height="0.554cm" fo:min-width="20.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dbb6" draw:fill="solid" draw:fill-color="#ffdbb6" draw:textarea-horizontal-align="justify" draw:textarea-vertical-align="top" draw:auto-grow-height="false" fo:min-height="11.5cm" fo:min-width="8.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4cm" fo:min-width="4.2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25cm" fo:min-width="4.25cm"/>
      <style:paragraph-properties style:writing-mode="lr-tb"/>
    </style:style>
    <style:style style:name="gr6" style:family="graphic" style:parent-style-name="standard">
      <style:graphic-properties svg:stroke-color="#b85c00" draw:fill-color="#ea7500" draw:textarea-horizontal-align="justify" draw:textarea-vertical-align="middle" draw:auto-grow-height="false" fo:min-height="1cm" fo:min-width="3.25cm"/>
      <style:paragraph-properties style:writing-mode="lr-tb"/>
    </style:style>
    <style:style style:name="gr7" style:family="graphic" style:parent-style-name="standard">
      <style:graphic-properties svg:stroke-color="#b85c00" draw:fill-color="#ea7500" draw:textarea-horizontal-align="justify" draw:textarea-vertical-align="middle" draw:auto-grow-height="false" fo:min-height="1.25cm" fo:min-width="3.2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4cm" fo:min-width="5.7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25cm" fo:min-width="5.75cm"/>
      <style:paragraph-properties style:writing-mode="lr-tb"/>
    </style:style>
    <style:style style:name="P1" style:family="paragraph">
      <style:paragraph-properties fo:text-align="center" style:writing-mode="lr-tb"/>
      <style:text-properties fo:color="#666666" loext:opacity="100%" style:font-name="Noto Sans1" fo:font-size="12.8000001907349pt" style:font-size-asian="12pt" style:font-size-complex="12pt"/>
    </style:style>
    <style:style style:name="P2" style:family="paragraph">
      <loext:graphic-properties draw:fill-color="#ffdbb6"/>
      <style:paragraph-properties fo:text-align="center" style:writing-mode="lr-tb"/>
      <style:text-properties fo:color="#666666" loext:opacity="100%" loext:color-lum-mod="100%" loext:color-lum-off="0%" style:font-name="Noto Sans1" fo:font-size="12.8000001907349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ffdbb6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ea7500"/>
      <style:paragraph-properties fo:text-align="center"/>
    </style:style>
    <style:style style:name="T1" style:family="text">
      <style:text-properties fo:color="#666666" loext:opacity="100%" style:font-name="Noto Sans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1cm" svg:height="0.804cm" svg:x="0cm" svg:y="0cm">
          <text:p text:style-name="P1"><text:span text:style-name="T1">Luca Gasperini (https://lucagasperini.net)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85cm" svg:height="0.808cm" svg:x="18.614cm" svg:y="0cm">
          <draw:image xlink:href="Pictures/10000001000001930000008DA64BC9E410178BA2.png" xlink:type="simple" xlink:show="embed" xlink:actuate="onLoad" draw:mime-type="image/png">
            <text:p/>
          </draw:image>
        </draw:frame>
        <draw:g>
          <draw:custom-shape draw:style-name="gr3" draw:text-style-name="P5" draw:layer="layout" svg:width="8.75cm" svg:height="11.75cm" svg:x="1cm" svg:y="1.625cm">
            <text:p text:style-name="P4">matrix_stack</text:p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4" draw:layer="layout" svg:width="4.75cm" svg:height="4.25cm" svg:x="2.75cm" svg:y="3.375cm">
              <text:p text:style-name="P4">entry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4.75cm" svg:height="3.5cm" svg:x="2.75cm" svg:y="7.625cm">
              <text:p text:style-name="P4">matrix_stack* next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7" draw:layer="layout" svg:width="3.75cm" svg:height="1.25cm" svg:x="3.25cm" svg:y="4.575cm">
              <text:p text:style-name="P6">void* dat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7" draw:layer="layout" svg:width="3.75cm" svg:height="1.5cm" svg:x="3.25cm" svg:y="5.825cm">
              <text:p text:style-name="P6">size_t len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3" draw:text-style-name="P5" draw:layer="layout" svg:width="8.75cm" svg:height="11.75cm" svg:x="11.25cm" svg:y="1.625cm">
            <text:p text:style-name="P4">matrix_stack_str</text:p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6.25cm" svg:height="4.25cm" svg:x="13cm" svg:y="3.375cm">
              <text:p text:style-name="P4">char* dat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4" draw:layer="layout" svg:width="6.25cm" svg:height="3.5cm" svg:x="13cm" svg:y="7.625cm">
              <text:p text:style-name="P4">matrix_stack_str* next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860d" draw:marker-start-width="0.2cm" draw:marker-start-center="false" draw:marker-end-width="0.2cm" draw:marker-end-center="false" draw:fill="solid" draw:fill-color="#ffb66c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cm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2:05:24.039589221</meta:creation-date>
    <meta:editing-duration>PT8H39M13S</meta:editing-duration>
    <meta:editing-cycles>5</meta:editing-cycles>
    <meta:generator>LibreOffice/7.4.5.1$Linux_X86_64 LibreOffice_project/40$Build-1</meta:generator>
    <dc:title>lucagasperini.net</dc:title>
    <dc:date>2023-10-14T18:33:05.568741890</dc:date>
    <meta:document-statistic meta:object-count="14"/>
    <meta:template xlink:type="simple" xlink:actuate="onRequest" xlink:title="lucagasperini.net" xlink:href="../../Templates/lucagasperini.net1.otg" meta:date="2023-10-08T12:05:23.716163488"/>
  </office:meta>
</office:document-meta>
</file>